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fc8" officeooo:paragraph-rsid="000d0fc8"/>
    </style:style>
    <style:style style:name="P2" style:family="paragraph" style:parent-style-name="Standard">
      <style:text-properties officeooo:rsid="000efd08" officeooo:paragraph-rsid="000efd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 ESAF: Despesas Diferidas = Despesas Antecipadas → <text:span text:style-name="T1">AC</text:span><text:span text:style-name="T2">.</text:span></text:p>
      <text:p text:style-name="P1"><text:span text:style-name="T2"/></text:p>
      <text:p text:style-name="P2"><text:span text:style-name="T2">Ativo Permanente não existe mais, mas se a questão cobrar, pelo critério atual: Ativo Permanente = ANC – ANC-RAL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0:53:09.239000000</meta:creation-date>
    <dc:date>2018-05-31T20:55:25.410000000</dc:date>
    <meta:editing-duration>PT2M16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28" meta:character-count="174" meta:non-whitespace-character-count="147"/>
  </office:meta>
</office:document-meta>
</file>